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3.802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3.7709in"/>
    </style:style>
    <style:style style:name="co6" style:family="table-column">
      <style:table-column-properties fo:break-before="auto" style:column-width="1.0937in"/>
    </style:style>
    <style:style style:name="co7" style:family="table-column">
      <style:table-column-properties fo:break-before="auto" style:column-width="1.604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3.6772in"/>
    </style:style>
    <style:style style:name="co10" style:family="table-column">
      <style:table-column-properties fo:break-before="auto" style:column-width="1.0728in"/>
    </style:style>
    <style:style style:name="co11" style:family="table-column">
      <style:table-column-properties fo:break-before="auto" style:column-width="1.9374in"/>
    </style:style>
    <style:style style:name="co12" style:family="table-column">
      <style:table-column-properties fo:break-before="auto" style:column-width="1.9272in"/>
    </style:style>
    <style:style style:name="co13" style:family="table-column">
      <style:table-column-properties fo:break-before="auto" style:column-width="1.552in"/>
    </style:style>
    <style:style style:name="co14" style:family="table-column">
      <style:table-column-properties fo:break-before="auto" style:column-width="1.1252in"/>
    </style:style>
    <style:style style:name="co15" style:family="table-column">
      <style:table-column-properties fo:break-before="auto" style:column-width="0.9583in"/>
    </style:style>
    <style:style style:name="co16" style:family="table-column">
      <style:table-column-properties fo:break-before="auto" style:column-width="0.8646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1.7189in"/>
    </style:style>
    <style:style style:name="co19" style:family="table-column">
      <style:table-column-properties fo:break-before="auto" style:column-width="1.7398in"/>
    </style:style>
    <style:style style:name="co20" style:family="table-column">
      <style:table-column-properties fo:break-before="auto" style:column-width="1.25in"/>
    </style:style>
    <style:style style:name="co21" style:family="table-column">
      <style:table-column-properties fo:break-before="auto" style:column-width="2.3543in"/>
    </style:style>
    <style:style style:name="co22" style:family="table-column">
      <style:table-column-properties fo:break-before="auto" style:column-width="2.1457in"/>
    </style:style>
    <style:style style:name="co23" style:family="table-column">
      <style:table-column-properties fo:break-before="auto" style:column-width="2.3126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1.9862in" fo:break-before="auto" style:use-optimal-row-height="false"/>
    </style:style>
    <style:style style:name="ro5" style:family="table-row">
      <style:table-row-properties style:row-height="2.3752in" fo:break-before="auto" style:use-optimal-row-height="false"/>
    </style:style>
    <style:style style:name="ro6" style:family="table-row">
      <style:table-row-properties style:row-height="1.5835in" fo:break-before="auto" style:use-optimal-row-height="false"/>
    </style:style>
    <style:style style:name="ro7" style:family="table-row">
      <style:table-row-properties style:row-height="3.5693in" fo:break-before="auto" style:use-optimal-row-height="false"/>
    </style:style>
    <style:style style:name="ro8" style:family="table-row">
      <style:table-row-properties style:row-height="3.361in" fo:break-before="auto" style:use-optimal-row-height="false"/>
    </style:style>
    <style:style style:name="ro9" style:family="table-row">
      <style:table-row-properties style:row-height="1.389in" fo:break-before="auto" style:use-optimal-row-height="false"/>
    </style:style>
    <style:style style:name="ro10" style:family="table-row">
      <style:table-row-properties style:row-height="0.7917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0000" style:diagonal-bl-tr="none" style:diagonal-tl-br="none" style:text-align-source="fix" style:repeat-content="false" fo:border="0.0138in solid #000000"/>
      <style:paragraph-properties fo:text-align="center"/>
      <style:text-properties fo:color="#ffffff" style:text-line-through-style="none" style:font-name="Courier New" fo:font-size="10pt" fo:font-style="normal" style:text-underline-style="none" fo:font-weight="bold" style:font-name-asian="Courier New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0138in solid #000000" fo:border-right="0.0138in solid #000000" fo:border-top="0.0138in solid #000000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0138in solid #000000" fo:background-color="#99ccff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800000" style:diagonal-bl-tr="none" style:diagonal-tl-br="none" style:text-align-source="fix" style:repeat-content="false" fo:border="0.0138in solid #000000"/>
      <style:paragraph-properties fo:text-align="center"/>
      <style:text-properties fo:color="#f3f3f3" style:text-line-through-style="none" style:font-name="Courier New" fo:font-size="10pt" fo:font-style="normal" style:text-underline-style="none" fo:font-weight="bold" style:font-name-asian="Courier New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0.0138in solid #000000" fo:border-right="0.0138in solid #000000" fo:border-top="0.0138in solid #000000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0.0138in solid #000000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none" fo:background-color="#ccffff" style:diagonal-bl-tr="none" style:diagonal-tl-br="none" style:text-align-source="fix" style:repeat-content="false" fo:border-left="0.0138in solid #000000" fo:border-right="0.0138in solid #000000" fo:border-top="0.0138in solid #000000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none" fo:background-color="#ccffff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0.0138in solid #000000" fo:background-color="#ccffff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none" fo:background-color="#aecf00" style:diagonal-bl-tr="none" style:diagonal-tl-br="none" style:text-align-source="fix" style:repeat-content="false" fo:border-left="0.0138in solid #000000" fo:border-right="0.0138in solid #000000" fo:border-top="0.0138in solid #000000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none" fo:background-color="#aecf00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none" fo:background-color="#c5000b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ffffff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none" fo:background-color="#cccccc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138in solid #000000" fo:background-color="#aecf00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none" fo:background-color="#cccccc" style:diagonal-bl-tr="none" style:diagonal-tl-br="none" style:text-align-source="fix" style:repeat-content="false" fo:border-left="0.0138in solid #000000" fo:border-right="0.0138in solid #000000" fo:border-top="0.0138in solid #000000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138in solid #000000" fo:background-color="#cccccc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ackground-color="#c5000b" style:diagonal-bl-tr="none" style:diagonal-tl-br="none" style:text-align-source="fix" style:repeat-content="false" fo:border-left="0.0138in solid #000000" fo:border-right="0.0138in solid #000000" fo:border-top="0.0138in solid #000000"/>
      <style:paragraph-properties fo:text-align="center"/>
      <style:text-properties fo:color="#ffffff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138in solid #000000" fo:background-color="#c5000b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ffffff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 style:data-style-name="N100">
      <style:table-cell-properties fo:border-bottom="none" fo:background-color="#ccffff" style:diagonal-bl-tr="none" style:diagonal-tl-br="none" style:text-align-source="fix" style:repeat-content="false" fo:border-left="0.0138in solid #000000" fo:border-right="0.0138in solid #000000" fo:border-top="0.0138in solid #000000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none" fo:background-color="#ccffff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138in solid #000000" fo:background-color="#ccffff" style:diagonal-bl-tr="none" style:diagonal-tl-br="none" style:text-align-source="fix" style:repeat-content="false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138in solid #000000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0138in solid #000000" fo:border-right="0.0138in solid #000000" fo:border-top="0.0138in solid #000000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order-bottom="0.0138in solid #000000" fo:background-color="#ccffff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0.0138in solid #000000" style:vertical-align="bottom"/>
      <style:paragraph-properties fo:text-align="center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none" style:vertical-align="bottom"/>
      <style:paragraph-properties fo:text-align="start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none" style:vertical-align="bottom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 style:vertical-align="bottom"/>
      <style:paragraph-properties fo:text-align="center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0.0138in solid #000000" fo:border-top="0.0138in solid #000000" style:vertical-align="bottom"/>
      <style:paragraph-properties fo:text-align="center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</style:style>
    <style:style style:name="ce36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0.0138in solid #000000" fo:border-top="0.0138in solid #000000"/>
      <style:paragraph-properties fo:text-align="center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 style:vertical-align="bottom"/>
      <style:paragraph-properties fo:text-align="center"/>
      <style:map style:condition="cell-content()=&quot;-&quot;" style:apply-style-name="cf-5" style:base-cell-address="Dependencies.D27"/>
    </style:style>
    <style:style style:name="ce3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map style:condition="cell-content()=&quot;-&quot;" style:apply-style-name="cf-5" style:base-cell-address="Dependencies.D27"/>
    </style:style>
    <style:style style:name="ce40" style:family="table-cell" style:parent-style-name="Default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41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0138in solid #000000" fo:border-right="0.0138in solid #000000" fo:border-top="0.0138in solid #000000"/>
      <style:paragraph-properties fo:text-align="center"/>
    </style:style>
    <style:style style:name="ce42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</style:style>
    <style:style style:name="ce43" style:family="table-cell" style:parent-style-name="Default">
      <style:table-cell-properties fo:border-bottom="0.0138in solid #000000" fo:background-color="#ccffff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/>
      <style:paragraph-properties fo:text-align="center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0.0138in solid #000000" fo:border-top="0.0138in solid #000000" style:vertical-align="bottom"/>
      <style:paragraph-properties fo:text-align="center"/>
      <style:map style:condition="cell-content()=&quot;-&quot;" style:apply-style-name="cf-3" style:base-cell-address="Dependencies.H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  <style:map style:condition="cell-content()=&quot;-&quot;" style:apply-style-name="cf-3" style:base-cell-address="Dependencies.H2"/>
    </style:style>
    <style:style style:name="ce47" style:family="table-cell" style:parent-style-name="Default">
      <style:table-cell-properties fo:border-bottom="0.0138in solid #000000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  <style:map style:condition="cell-content()=&quot;-&quot;" style:apply-style-name="cf-3" style:base-cell-address="Dependencies.H2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0.0138in solid #000000"/>
      <style:paragraph-properties fo:text-align="center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0.0138in solid #000000" fo:border-right="none" fo:border-top="none"/>
      <style:paragraph-properties fo:text-align="center"/>
    </style:style>
    <style:style style:name="ce51" style:family="table-cell" style:parent-style-name="Default">
      <style:table-cell-properties fo:border-bottom="none" style:diagonal-bl-tr="none" style:diagonal-tl-br="none" fo:wrap-option="wrap" fo:border-left="0.0138in solid #000000" fo:border-right="none" fo:border-top="none" style:vertical-align="bottom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138in solid #000000" fo:border-top="none"/>
      <style:paragraph-properties fo:text-align="center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0.0138in solid #000000" fo:background-color="#ff9900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0c343d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783f04" style:diagonal-bl-tr="none" style:diagonal-tl-br="none" style:text-align-source="fix" style:repeat-content="false" fo:wrap-option="wrap" fo:border="0.0138in solid #000000"/>
      <style:paragraph-properties fo:text-align="center"/>
      <style:text-properties fo:color="#efefe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ff9900" style:text-align-source="fix" style:repeat-content="false" fo:wrap-option="wrap"/>
      <style:paragraph-properties fo:text-align="center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order-bottom="none" fo:background-color="#800000" style:diagonal-bl-tr="none" style:diagonal-tl-br="none" style:text-align-source="fix" style:repeat-content="false" fo:border-left="0.0138in solid #000000" fo:border-right="0.0138in solid #000000" fo:border-top="0.0138in solid #000000"/>
      <style:paragraph-properties fo:text-align="center"/>
      <style:text-properties fo:color="#ffffff" style:text-line-through-style="none" style:font-name="Courier New" fo:font-size="10pt" fo:font-style="normal" style:text-underline-style="none" fo:font-weight="bold" style:font-name-asian="Courier New" style:font-size-asian="10pt" style:font-style-asian="normal" style:font-weight-asian="bold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wrap-option="wrap" fo:border="0.0138in solid #000000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Control Logic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3" table:default-cell-style-name="ce14"/>
        <table:table-column table:style-name="co3" table:default-cell-style-name="ce15"/>
        <table:table-column table:style-name="co1" table:default-cell-style-name="ce15"/>
        <table:table-column table:style-name="co3" table:number-columns-repeated="2" table:default-cell-style-name="ce14"/>
        <table:table-column table:style-name="co3" table:default-cell-style-name="ce13"/>
        <table:table-column table:style-name="co3" table:number-columns-repeated="2" table:default-cell-style-name="ce14"/>
        <table:table-column table:style-name="co3" table:number-columns-repeated="4" table:default-cell-style-name="ce22"/>
        <table:table-column table:style-name="co3" table:default-cell-style-name="ce14"/>
        <table:table-column table:style-name="co3" table:default-cell-style-name="ce10"/>
        <table:table-column table:style-name="co3" table:default-cell-style-name="ce14"/>
        <table:table-column table:style-name="co3" table:number-columns-repeated="1006" table:default-cell-style-name="Default"/>
        <table:table-row table:style-name="ro1">
          <table:table-cell table:style-name="ce1" office:value-type="string">
            <text:p>Instruction</text:p>
          </table:table-cell>
          <table:table-cell table:style-name="ce5" office:value-type="string">
            <text:p>byte_code</text:p>
          </table:table-cell>
          <table:table-cell table:style-name="ce5" office:value-type="string">
            <text:p>ALU_op</text:p>
          </table:table-cell>
          <table:table-cell table:style-name="ce5" office:value-type="string">
            <text:p>ALU_src</text:p>
          </table:table-cell>
          <table:table-cell table:style-name="ce5" office:value-type="string">
            <text:p>log_arith</text:p>
          </table:table-cell>
          <table:table-cell table:style-name="ce5" office:value-type="string">
            <text:p>leftOrRight</text:p>
          </table:table-cell>
          <table:table-cell table:style-name="ce5" office:value-type="string">
            <text:p>IsJump</text:p>
          </table:table-cell>
          <table:table-cell table:style-name="ce5" office:value-type="string">
            <text:p>IsBranch</text:p>
          </table:table-cell>
          <table:table-cell table:style-name="ce5" office:value-type="string">
            <text:p>RegWrite</text:p>
          </table:table-cell>
          <table:table-cell table:style-name="ce5" office:value-type="string">
            <text:p>MemWrite</text:p>
          </table:table-cell>
          <table:table-cell table:style-name="ce5" office:value-type="string">
            <text:p>MemRead</text:p>
          </table:table-cell>
          <table:table-cell table:style-name="ce5" office:value-type="string">
            <text:p>MemToReg</text:p>
          </table:table-cell>
          <table:table-cell table:style-name="ce5" office:value-type="string">
            <text:p>RegDest</text:p>
          </table:table-cell>
          <table:table-cell table:style-name="ce5" office:value-type="string">
            <text:p>W_H_B</text:p>
          </table:table-cell>
          <table:table-cell table:style-name="ce5" office:value-type="string">
            <text:p>WhichJB</text:p>
          </table:table-cell>
          <table:table-cell table:style-name="ce5" office:value-type="string">
            <text:p>NeedsLink</text:p>
          </table:table-cell>
          <table:table-cell table:style-name="ce5" office:value-type="string">
            <text:p>shftAmount</text:p>
          </table:table-cell>
          <table:table-cell table:style-name="ce5" office:value-type="string">
            <text:p>isLui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add</text:p>
          </table:table-cell>
          <table:table-cell table:style-name="ce6" office:value-type="string">
            <text:p>0000 00ss ssst tttt dddd d000 0010 0000</text:p>
          </table:table-cell>
          <table:table-cell table:style-name="ce9" office:value-type="float" office:value="101">
            <text:p>101</text:p>
          </table:table-cell>
          <table:table-cell table:style-name="ce12" office:value-type="float" office:value="0">
            <text:p>0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1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0</text:p>
          </table:table-cell>
          <table:table-cell table:style-name="ce1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ddi</text:p>
          </table:table-cell>
          <table:table-cell office:value-type="string">
            <text:p>0010 00ss ssst tttt iiii iiii iiii iiii</text:p>
          </table:table-cell>
          <table:table-cell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ddiu</text:p>
          </table:table-cell>
          <table:table-cell office:value-type="string">
            <text:p>0010 01ss ssst tttt iiii iiii iiii iiii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ddu</text:p>
          </table:table-cell>
          <table:table-cell office:value-type="string">
            <text:p>0000 00ss ssst tttt dddd d000 0010 000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nd</text:p>
          </table:table-cell>
          <table:table-cell office:value-type="string">
            <text:p>0000 00ss ssst tttt dddd d000 0010 0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andi</text:p>
          </table:table-cell>
          <table:table-cell office:value-type="string">
            <text:p>0011 00ss ssst tttt iiii iiii iiii iiii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beq</text:p>
          </table:table-cell>
          <table:table-cell office:value-type="string">
            <text:p>0001 00ss ssst tttt iiii iiii iiii iiii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bgez</text:p>
          </table:table-cell>
          <table:table-cell office:value-type="string">
            <text:p>0000 01ss sss0 0001 iiii iiii iiii iiii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bgezal</text:p>
          </table:table-cell>
          <table:table-cell office:value-type="string">
            <text:p>0000 01ss sss1 0001 iiii iiii iiii iiii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-</text:p>
          </table:table-cell>
          <table:table-cell office:value-type="string">
            <text:p>101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bgtz</text:p>
          </table:table-cell>
          <table:table-cell office:value-type="string">
            <text:p>0001 11ss sss0 0000 iiii iiii iiii iiii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blez</text:p>
          </table:table-cell>
          <table:table-cell office:value-type="string">
            <text:p>0001 10ss sss0 0000 iiii iiii iiii iiii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bltz</text:p>
          </table:table-cell>
          <table:table-cell office:value-type="string">
            <text:p>0000 01ss sss0 0000 iiii iiii iiii iiii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bltzal</text:p>
          </table:table-cell>
          <table:table-cell office:value-type="string">
            <text:p>0000 01ss sss1 0000 iiii iiii iiii iiii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-</text:p>
          </table:table-cell>
          <table:table-cell office:value-type="string">
            <text:p>1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bne</text:p>
          </table:table-cell>
          <table:table-cell office:value-type="string">
            <text:p>0001 01ss ssst tttt iiii iiii iiii iiii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j</text:p>
          </table:table-cell>
          <table:table-cell office:value-type="string">
            <text:p>0000 10ii iiii iiii iiii iiii iiii iiii</text:p>
          </table:table-cell>
          <table:table-cell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" office:value-type="string">
            <text:p>-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jal</text:p>
          </table:table-cell>
          <table:table-cell office:value-type="string">
            <text:p>0000 11ii iiii iiii iiii iiii iiii iiii</text:p>
          </table:table-cell>
          <table:table-cell office:value-type="string">
            <text:p>-</text:p>
          </table:table-cell>
          <table:table-cell table:style-name="ce15" office:value-type="string">
            <text:p>-</text:p>
          </table:table-cell>
          <table:table-cell table:number-columns-repeated="2" office:value-type="string">
            <text:p>-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jalr</text:p>
          </table:table-cell>
          <table:table-cell office:value-type="string">
            <text:p>0000 00ss sss0 0000 dddd d000 0000 100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-</text:p>
          </table:table-cell>
          <table:table-cell office:value-type="string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jr</text:p>
          </table:table-cell>
          <table:table-cell office:value-type="string">
            <text:p>0000 00ss sss0 0000 0000 0000 0000 100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lb</text:p>
          </table:table-cell>
          <table:table-cell office:value-type="string">
            <text:p>1000 00ss ssst tttt iiii iiii iiii iiii</text:p>
          </table:table-cell>
          <table:table-cell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lbu</text:p>
          </table:table-cell>
          <table:table-cell office:value-type="string">
            <text:p>1001 00ss ssst tttt iiii iiii iiii iiii</text:p>
          </table:table-cell>
          <table:table-cell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lh</text:p>
          </table:table-cell>
          <table:table-cell office:value-type="string">
            <text:p>1000 01ss ssst tttt iiii iiii iiii iiii</text:p>
          </table:table-cell>
          <table:table-cell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lhu</text:p>
          </table:table-cell>
          <table:table-cell office:value-type="string">
            <text:p>1001 01ss ssst tttt iiii iiii iiii iiii</text:p>
          </table:table-cell>
          <table:table-cell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lui</text:p>
          </table:table-cell>
          <table:table-cell office:value-type="string">
            <text:p>0011 1100 000t tttt iiii iiii iiii iiii</text:p>
          </table:table-cell>
          <table:table-cell office:value-type="string">
            <text:p>-</text:p>
          </table:table-cell>
          <table:table-cell table:style-name="ce1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lw</text:p>
          </table:table-cell>
          <table:table-cell office:value-type="string">
            <text:p>1000 11ss ssst tttt iiii iiii iiii iiii</text:p>
          </table:table-cell>
          <table:table-cell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4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mul</text:p>
          </table:table-cell>
          <table:table-cell office:value-type="string">
            <text:p>0111 00ss ssst tttt dddd d000 0000 001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nor</text:p>
          </table:table-cell>
          <table:table-cell office:value-type="string">
            <text:p>0000 00ss ssst tttt dddd d000 0010 0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r</text:p>
          </table:table-cell>
          <table:table-cell office:value-type="string">
            <text:p>0000 00ss ssst tttt dddd d000 0010 0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ori</text:p>
          </table:table-cell>
          <table:table-cell office:value-type="string">
            <text:p>0011 01ss ssst tttt iiii iiii iiii iiii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b</text:p>
          </table:table-cell>
          <table:table-cell office:value-type="string">
            <text:p>1010 00ss ssst tttt iiii iiii iiii iiii</text:p>
          </table:table-cell>
          <table:table-cell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h</text:p>
          </table:table-cell>
          <table:table-cell office:value-type="string">
            <text:p>1010 01ss ssst tttt iiii iiii iiii iiii</text:p>
          </table:table-cell>
          <table:table-cell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ll</text:p>
          </table:table-cell>
          <table:table-cell office:value-type="string">
            <text:p>0000 00ss ssst tttt dddd diii ii00 000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llv</text:p>
          </table:table-cell>
          <table:table-cell office:value-type="string">
            <text:p>0000 00ss ssst tttt dddd d000 0000 010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lt</text:p>
          </table:table-cell>
          <table:table-cell office:value-type="string">
            <text:p>0000 00ss ssst tttt dddd d000 0010 101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lti</text:p>
          </table:table-cell>
          <table:table-cell office:value-type="string">
            <text:p>0010 10ss ssst tttt iiii iiii iiii iiii</text:p>
          </table:table-cell>
          <table:table-cell office:value-type="float" office:value="110">
            <text:p>110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ltiu</text:p>
          </table:table-cell>
          <table:table-cell office:value-type="string">
            <text:p>0010 11ss ssst tttt iiii iiii iiii iiii</text:p>
          </table:table-cell>
          <table:table-cell office:value-type="float" office:value="110">
            <text:p>110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ltu</text:p>
          </table:table-cell>
          <table:table-cell office:value-type="string">
            <text:p>0000 00ss ssst tttt dddd d000 0010 101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ra</text:p>
          </table:table-cell>
          <table:table-cell office:value-type="string">
            <text:p>0000 0000 000t tttt dddd diii ii00 001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rav</text:p>
          </table:table-cell>
          <table:table-cell office:value-type="string">
            <text:p>0000 00ss ssst tttt dddd d000 0000 0111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rl</text:p>
          </table:table-cell>
          <table:table-cell office:value-type="string">
            <text:p>0000 0000 000t tttt dddd diii ii00 001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rlv</text:p>
          </table:table-cell>
          <table:table-cell office:value-type="string">
            <text:p>0000 00ss ssst tttt dddd d000 0000 011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ub</text:p>
          </table:table-cell>
          <table:table-cell office:value-type="string">
            <text:p>0000 00ss ssst tttt dddd d000 0010 001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ubu</text:p>
          </table:table-cell>
          <table:table-cell office:value-type="string">
            <text:p>0000 00ss ssst tttt dddd d000 0010 0011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sw</text:p>
          </table:table-cell>
          <table:table-cell office:value-type="string">
            <text:p>1010 11ss ssst tttt iiii iiii iiii iiii</text:p>
          </table:table-cell>
          <table:table-cell office:value-type="float" office:value="101">
            <text:p>101</text:p>
          </table:table-cell>
          <table:table-cell table:style-name="ce13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string">
            <text:p>xor</text:p>
          </table:table-cell>
          <table:table-cell office:value-type="string">
            <text:p>0000 00ss ssst tttt dddd d000 0010 01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xori</text:p>
          </table:table-cell>
          <table:table-cell table:style-name="ce8" office:value-type="string">
            <text:p>0011 10ss ssst tttt iiii iiii iiii iiii</text:p>
          </table:table-cell>
          <table:table-cell table:style-name="ce11" office:value-type="float" office:value="10">
            <text:p>10</text:p>
          </table:table-cell>
          <table:table-cell table:style-name="ce16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0</text:p>
          </table:table-cell>
          <table:table-cell table:style-name="ce2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number-columns-repeated="1006"/>
        </table:table-row>
      </table:table>
      <table:table table:name="Produce" table:style-name="ta1">
        <office:forms form:automatic-focus="false" form:apply-design-mode="false"/>
        <table:table-column table:style-name="co4" table:default-cell-style-name="ce3"/>
        <table:table-column table:style-name="co5" table:default-cell-style-name="ce7"/>
        <table:table-column table:style-name="co6" table:default-cell-style-name="ce24"/>
        <table:table-column table:style-name="co7" table:default-cell-style-name="ce26"/>
        <table:table-column table:style-name="co8" table:default-cell-style-name="ce26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Instruction</text:p>
          </table:table-cell>
          <table:table-cell table:style-name="ce1" office:value-type="string">
            <text:p>byte_code</text:p>
          </table:table-cell>
          <table:table-cell table:style-name="ce1" office:value-type="string">
            <text:p>DoesProduce</text:p>
          </table:table-cell>
          <table:table-cell table:style-name="ce1" office:value-type="string">
            <text:p>Signal Produced To</text:p>
          </table:table-cell>
          <table:table-cell table:style-name="ce1" office:value-type="string">
            <text:p>Stage Produced I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dd</text:p>
          </table:table-cell>
          <table:table-cell table:style-name="ce6" office:value-type="string">
            <text:p>0000 00ss ssst tttt dddd d000 0010 0000</text:p>
          </table:table-cell>
          <table:table-cell office:value-type="string">
            <text:p>Yes</text:p>
          </table:table-cell>
          <table:table-cell table:style-name="ce25" office:value-type="string">
            <text:p>s_ALUResult</text:p>
          </table:table-cell>
          <table:table-cell table:style-name="ce25"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addi</text:p>
          </table:table-cell>
          <table:table-cell office:value-type="string">
            <text:p>0010 00ss ssst tttt iiii iiii iiii iiii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addiu</text:p>
          </table:table-cell>
          <table:table-cell office:value-type="string">
            <text:p>0010 01ss ssst tttt iiii iiii iiii iiii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addu</text:p>
          </table:table-cell>
          <table:table-cell office:value-type="string">
            <text:p>0000 00ss ssst tttt dddd d000 0010 0001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and</text:p>
          </table:table-cell>
          <table:table-cell office:value-type="string">
            <text:p>0000 00ss ssst tttt dddd d000 0010 0100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andi</text:p>
          </table:table-cell>
          <table:table-cell office:value-type="string">
            <text:p>0011 00ss ssst tttt iiii iiii iiii iiii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beq</text:p>
          </table:table-cell>
          <table:table-cell office:value-type="string">
            <text:p>0001 00ss ssst tttt iiii iiii iiii iiii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bgez</text:p>
          </table:table-cell>
          <table:table-cell office:value-type="string">
            <text:p>0000 01ss sss0 0001 iiii iiii iiii iiii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bgezal</text:p>
          </table:table-cell>
          <table:table-cell office:value-type="string">
            <text:p>0000 01ss sss1 0001 iiii iiii iiii iiii</text:p>
          </table:table-cell>
          <table:table-cell office:value-type="string">
            <text:p>Yes</text:p>
          </table:table-cell>
          <table:table-cell office:value-type="string">
            <text:p>s_nextPC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>
            <text:p>bgtz</text:p>
          </table:table-cell>
          <table:table-cell office:value-type="string">
            <text:p>0001 11ss sss0 0000 iiii iiii iiii iiii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blez</text:p>
          </table:table-cell>
          <table:table-cell office:value-type="string">
            <text:p>0001 10ss sss0 0000 iiii iiii iiii iiii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bltz</text:p>
          </table:table-cell>
          <table:table-cell office:value-type="string">
            <text:p>0000 01ss sss0 0000 iiii iiii iiii iiii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bltzal</text:p>
          </table:table-cell>
          <table:table-cell office:value-type="string">
            <text:p>0000 01ss sss1 0000 iiii iiii iiii iiii</text:p>
          </table:table-cell>
          <table:table-cell office:value-type="string">
            <text:p>Yes</text:p>
          </table:table-cell>
          <table:table-cell office:value-type="string">
            <text:p>s_nextPC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>
            <text:p>bne</text:p>
          </table:table-cell>
          <table:table-cell office:value-type="string">
            <text:p>0001 01ss ssst tttt iiii iiii iiii iiii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j</text:p>
          </table:table-cell>
          <table:table-cell office:value-type="string">
            <text:p>0000 10ii iiii iiii iiii iiii iiii iiii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jal</text:p>
          </table:table-cell>
          <table:table-cell office:value-type="string">
            <text:p>0000 11ii iiii iiii iiii iiii iiii iiii</text:p>
          </table:table-cell>
          <table:table-cell office:value-type="string">
            <text:p>Yes</text:p>
          </table:table-cell>
          <table:table-cell office:value-type="string">
            <text:p>s_nextPC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>
            <text:p>jalr</text:p>
          </table:table-cell>
          <table:table-cell office:value-type="string">
            <text:p>0000 00ss sss0 0000 dddd d000 0000 1001</text:p>
          </table:table-cell>
          <table:table-cell office:value-type="string">
            <text:p>Yes</text:p>
          </table:table-cell>
          <table:table-cell office:value-type="string">
            <text:p>s_nextPC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>
            <text:p>jr</text:p>
          </table:table-cell>
          <table:table-cell office:value-type="string">
            <text:p>0000 00ss sss0 0000 0000 0000 0000 1000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>
            <text:p>lb</text:p>
          </table:table-cell>
          <table:table-cell office:value-type="string">
            <text:p>1000 00ss ssst tttt iiii iiii iiii iiii</text:p>
          </table:table-cell>
          <table:table-cell office:value-type="string">
            <text:p>Yes</text:p>
          </table:table-cell>
          <table:table-cell office:value-type="string">
            <text:p>s_fromLoad</text:p>
          </table:table-cell>
          <table:table-cell office:value-type="string">
            <text:p>MEM</text:p>
          </table:table-cell>
          <table:table-cell table:number-columns-repeated="1019"/>
        </table:table-row>
        <table:table-row table:style-name="ro1">
          <table:table-cell office:value-type="string">
            <text:p>lbu</text:p>
          </table:table-cell>
          <table:table-cell office:value-type="string">
            <text:p>1001 00ss ssst tttt iiii iiii iiii iiii</text:p>
          </table:table-cell>
          <table:table-cell office:value-type="string">
            <text:p>Yes</text:p>
          </table:table-cell>
          <table:table-cell office:value-type="string">
            <text:p>s_fromLoad</text:p>
          </table:table-cell>
          <table:table-cell office:value-type="string">
            <text:p>MEM</text:p>
          </table:table-cell>
          <table:table-cell table:number-columns-repeated="1019"/>
        </table:table-row>
        <table:table-row table:style-name="ro1">
          <table:table-cell office:value-type="string">
            <text:p>lh</text:p>
          </table:table-cell>
          <table:table-cell office:value-type="string">
            <text:p>1000 01ss ssst tttt iiii iiii iiii iiii</text:p>
          </table:table-cell>
          <table:table-cell office:value-type="string">
            <text:p>Yes</text:p>
          </table:table-cell>
          <table:table-cell office:value-type="string">
            <text:p>s_fromLoad</text:p>
          </table:table-cell>
          <table:table-cell office:value-type="string">
            <text:p>MEM</text:p>
          </table:table-cell>
          <table:table-cell table:number-columns-repeated="1019"/>
        </table:table-row>
        <table:table-row table:style-name="ro1">
          <table:table-cell office:value-type="string">
            <text:p>lhu</text:p>
          </table:table-cell>
          <table:table-cell office:value-type="string">
            <text:p>1001 01ss ssst tttt iiii iiii iiii iiii</text:p>
          </table:table-cell>
          <table:table-cell office:value-type="string">
            <text:p>Yes</text:p>
          </table:table-cell>
          <table:table-cell office:value-type="string">
            <text:p>s_fromLoad</text:p>
          </table:table-cell>
          <table:table-cell office:value-type="string">
            <text:p>MEM</text:p>
          </table:table-cell>
          <table:table-cell table:number-columns-repeated="1019"/>
        </table:table-row>
        <table:table-row table:style-name="ro1">
          <table:table-cell office:value-type="string">
            <text:p>lui</text:p>
          </table:table-cell>
          <table:table-cell office:value-type="string">
            <text:p>0011 1100 000t tttt iiii iiii iiii iiii</text:p>
          </table:table-cell>
          <table:table-cell office:value-type="string">
            <text:p>Yes</text:p>
          </table:table-cell>
          <table:table-cell office:value-type="string">
            <text:p>s_shift_op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lw</text:p>
          </table:table-cell>
          <table:table-cell office:value-type="string">
            <text:p>1000 11ss ssst tttt iiii iiii iiii iiii</text:p>
          </table:table-cell>
          <table:table-cell office:value-type="string">
            <text:p>Yes</text:p>
          </table:table-cell>
          <table:table-cell office:value-type="string">
            <text:p>s_fromLoad</text:p>
          </table:table-cell>
          <table:table-cell office:value-type="string">
            <text:p>MEM</text:p>
          </table:table-cell>
          <table:table-cell table:number-columns-repeated="1019"/>
        </table:table-row>
        <table:table-row table:style-name="ro1">
          <table:table-cell office:value-type="string">
            <text:p>mul</text:p>
          </table:table-cell>
          <table:table-cell office:value-type="string">
            <text:p>0111 00ss ssst tttt dddd d000 0000 0010</text:p>
          </table:table-cell>
          <table:table-cell office:value-type="string">
            <text:p>Yes</text:p>
          </table:table-cell>
          <table:table-cell office:value-type="string">
            <text:p>s_mult_op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nor</text:p>
          </table:table-cell>
          <table:table-cell office:value-type="string">
            <text:p>0000 00ss ssst tttt dddd d000 0010 0111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or</text:p>
          </table:table-cell>
          <table:table-cell office:value-type="string">
            <text:p>0000 00ss ssst tttt dddd d000 0010 0101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ori</text:p>
          </table:table-cell>
          <table:table-cell office:value-type="string">
            <text:p>0011 01ss ssst tttt iiii iiii iiii iiii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b</text:p>
          </table:table-cell>
          <table:table-cell office:value-type="string">
            <text:p>1010 00ss ssst tttt iiii iiii iiii iiii</text:p>
          </table:table-cell>
          <table:table-cell office:value-type="string">
            <text:p>Yes</text:p>
          </table:table-cell>
          <table:table-cell office:value-type="string">
            <text:p>s_fromSet</text:p>
          </table:table-cell>
          <table:table-cell office:value-type="string">
            <text:p>MEM</text:p>
          </table:table-cell>
          <table:table-cell table:number-columns-repeated="1019"/>
        </table:table-row>
        <table:table-row table:style-name="ro1">
          <table:table-cell office:value-type="string">
            <text:p>sh</text:p>
          </table:table-cell>
          <table:table-cell office:value-type="string">
            <text:p>1010 01ss ssst tttt iiii iiii iiii iiii</text:p>
          </table:table-cell>
          <table:table-cell office:value-type="string">
            <text:p>Yes</text:p>
          </table:table-cell>
          <table:table-cell office:value-type="string">
            <text:p>s_fromSet</text:p>
          </table:table-cell>
          <table:table-cell office:value-type="string">
            <text:p>MEM</text:p>
          </table:table-cell>
          <table:table-cell table:number-columns-repeated="1019"/>
        </table:table-row>
        <table:table-row table:style-name="ro1">
          <table:table-cell office:value-type="string">
            <text:p>sll</text:p>
          </table:table-cell>
          <table:table-cell office:value-type="string">
            <text:p>0000 00ss ssst tttt dddd diii ii00 0000</text:p>
          </table:table-cell>
          <table:table-cell office:value-type="string">
            <text:p>Yes</text:p>
          </table:table-cell>
          <table:table-cell office:value-type="string">
            <text:p>s_shift_op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llv</text:p>
          </table:table-cell>
          <table:table-cell office:value-type="string">
            <text:p>0000 00ss ssst tttt dddd d000 0000 0100</text:p>
          </table:table-cell>
          <table:table-cell office:value-type="string">
            <text:p>Yes</text:p>
          </table:table-cell>
          <table:table-cell office:value-type="string">
            <text:p>s_shift_op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lt</text:p>
          </table:table-cell>
          <table:table-cell office:value-type="string">
            <text:p>0000 00ss ssst tttt dddd d000 0010 1010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lti</text:p>
          </table:table-cell>
          <table:table-cell office:value-type="string">
            <text:p>0010 10ss ssst tttt iiii iiii iiii iiii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ltiu</text:p>
          </table:table-cell>
          <table:table-cell office:value-type="string">
            <text:p>0010 11ss ssst tttt iiii iiii iiii iiii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ltu</text:p>
          </table:table-cell>
          <table:table-cell office:value-type="string">
            <text:p>0000 00ss ssst tttt dddd d000 0010 1011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ra</text:p>
          </table:table-cell>
          <table:table-cell office:value-type="string">
            <text:p>0000 0000 000t tttt dddd diii ii00 0011</text:p>
          </table:table-cell>
          <table:table-cell office:value-type="string">
            <text:p>Yes</text:p>
          </table:table-cell>
          <table:table-cell office:value-type="string">
            <text:p>s_shift_op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rav</text:p>
          </table:table-cell>
          <table:table-cell office:value-type="string">
            <text:p>0000 00ss ssst tttt dddd d000 0000 0111</text:p>
          </table:table-cell>
          <table:table-cell office:value-type="string">
            <text:p>Yes</text:p>
          </table:table-cell>
          <table:table-cell office:value-type="string">
            <text:p>s_shift_op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rl</text:p>
          </table:table-cell>
          <table:table-cell office:value-type="string">
            <text:p>0000 0000 000t tttt dddd diii ii00 0010</text:p>
          </table:table-cell>
          <table:table-cell office:value-type="string">
            <text:p>Yes</text:p>
          </table:table-cell>
          <table:table-cell office:value-type="string">
            <text:p>s_shift_op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rlv</text:p>
          </table:table-cell>
          <table:table-cell office:value-type="string">
            <text:p>0000 00ss ssst tttt dddd d000 0000 0110</text:p>
          </table:table-cell>
          <table:table-cell office:value-type="string">
            <text:p>Yes</text:p>
          </table:table-cell>
          <table:table-cell office:value-type="string">
            <text:p>s_shift_op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ub</text:p>
          </table:table-cell>
          <table:table-cell office:value-type="string">
            <text:p>0000 00ss ssst tttt dddd d000 0010 0010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ubu</text:p>
          </table:table-cell>
          <table:table-cell office:value-type="string">
            <text:p>0000 00ss ssst tttt dddd d000 0010 0011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office:value-type="string">
            <text:p>sw</text:p>
          </table:table-cell>
          <table:table-cell office:value-type="string">
            <text:p>1010 11ss ssst tttt iiii iiii iiii iiii</text:p>
          </table:table-cell>
          <table:table-cell office:value-type="string">
            <text:p>Yes</text:p>
          </table:table-cell>
          <table:table-cell office:value-type="string">
            <text:p>s_RF_op2</text:p>
          </table:table-cell>
          <table:table-cell office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>
            <text:p>xor</text:p>
          </table:table-cell>
          <table:table-cell office:value-type="string">
            <text:p>0000 00ss ssst tttt dddd d000 0010 0110</text:p>
          </table:table-cell>
          <table:table-cell office:value-type="string">
            <text:p>Yes</text:p>
          </table:table-cell>
          <table:table-cell office:value-type="string">
            <text:p>s_ALUResult</text:p>
          </table:table-cell>
          <table:table-cell office:value-type="string">
            <text:p>EX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xori</text:p>
          </table:table-cell>
          <table:table-cell table:style-name="ce8" office:value-type="string">
            <text:p>0011 10ss ssst tttt iiii iiii iiii iiii</text:p>
          </table:table-cell>
          <table:table-cell office:value-type="string">
            <text:p>Yes</text:p>
          </table:table-cell>
          <table:table-cell table:style-name="ce27" office:value-type="string">
            <text:p>s_ALUResult</text:p>
          </table:table-cell>
          <table:table-cell table:style-name="ce27" office:value-type="string">
            <text:p>EX</text:p>
          </table:table-cell>
          <table:table-cell table:number-columns-repeated="1019"/>
        </table:table-row>
      </table:table>
      <table:table table:name="Consume" table:style-name="ta1">
        <office:forms form:automatic-focus="false" form:apply-design-mode="false"/>
        <table:table-column table:style-name="co1" table:default-cell-style-name="ce3"/>
        <table:table-column table:style-name="co9" table:default-cell-style-name="ce7"/>
        <table:table-column table:style-name="co10" table:default-cell-style-name="ce24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Instruction</text:p>
          </table:table-cell>
          <table:table-cell table:style-name="ce1" office:value-type="string">
            <text:p>byte_code</text:p>
          </table:table-cell>
          <table:table-cell table:style-name="ce1" office:value-type="string">
            <text:p>DoesConsume</text:p>
          </table:table-cell>
          <table:table-cell table:style-name="ce1" office:value-type="string">
            <text:p>Signal Consumed From</text:p>
          </table:table-cell>
          <table:table-cell table:style-name="ce1" office:value-type="string">
            <text:p>Signal Consumed From</text:p>
          </table:table-cell>
          <table:table-cell table:style-name="ce1" office:value-type="string">
            <text:p>Stage Consumed In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dd</text:p>
          </table:table-cell>
          <table:table-cell table:style-name="ce6" office:value-type="string">
            <text:p>0000 00ss ssst tttt dddd d000 0010 0000</text:p>
          </table:table-cell>
          <table:table-cell office:value-type="string">
            <text:p>Yes</text:p>
          </table:table-cell>
          <table:table-cell table:style-name="ce25" office:value-type="string">
            <text:p>s_RegValue</text:p>
          </table:table-cell>
          <table:table-cell table:style-name="ce25" office:value-type="string">
            <text:p>s_RF_op2</text:p>
          </table:table-cell>
          <table:table-cell table:style-name="ce25"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addi</text:p>
          </table:table-cell>
          <table:table-cell office:value-type="string">
            <text:p>0010 00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addiu</text:p>
          </table:table-cell>
          <table:table-cell office:value-type="string">
            <text:p>0010 01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addu</text:p>
          </table:table-cell>
          <table:table-cell office:value-type="string">
            <text:p>0000 00ss ssst tttt dddd d000 0010 0001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and</text:p>
          </table:table-cell>
          <table:table-cell office:value-type="string">
            <text:p>0000 00ss ssst tttt dddd d000 0010 0100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andi</text:p>
          </table:table-cell>
          <table:table-cell office:value-type="string">
            <text:p>0011 00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beq</text:p>
          </table:table-cell>
          <table:table-cell office:value-type="string">
            <text:p>0001 00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bgez</text:p>
          </table:table-cell>
          <table:table-cell office:value-type="string">
            <text:p>0000 01ss sss0 0001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bgezal</text:p>
          </table:table-cell>
          <table:table-cell office:value-type="string">
            <text:p>0000 01ss sss1 0001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bgtz</text:p>
          </table:table-cell>
          <table:table-cell office:value-type="string">
            <text:p>0001 11ss sss0 0000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blez</text:p>
          </table:table-cell>
          <table:table-cell office:value-type="string">
            <text:p>0001 10ss sss0 0000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bltz</text:p>
          </table:table-cell>
          <table:table-cell office:value-type="string">
            <text:p>0000 01ss sss0 0000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bltzal</text:p>
          </table:table-cell>
          <table:table-cell office:value-type="string">
            <text:p>0000 01ss sss1 0000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bne</text:p>
          </table:table-cell>
          <table:table-cell office:value-type="string">
            <text:p>0001 01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j</text:p>
          </table:table-cell>
          <table:table-cell office:value-type="string">
            <text:p>0000 10ii iiii iiii iiii iiii iiii iiii</text:p>
          </table:table-cell>
          <table:table-cell office:value-type="string">
            <text:p>No</text:p>
          </table:table-cell>
          <table:table-cell table:number-columns-repeated="3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>
            <text:p>jal</text:p>
          </table:table-cell>
          <table:table-cell office:value-type="string">
            <text:p>0000 11ii iiii iiii iiii iiii iiii iiii</text:p>
          </table:table-cell>
          <table:table-cell office:value-type="string">
            <text:p>No</text:p>
          </table:table-cell>
          <table:table-cell table:number-columns-repeated="3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>
            <text:p>jalr</text:p>
          </table:table-cell>
          <table:table-cell office:value-type="string">
            <text:p>0000 00ss sss0 0000 dddd d000 0000 1001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jr</text:p>
          </table:table-cell>
          <table:table-cell office:value-type="string">
            <text:p>0000 00ss sss0 0000 0000 0000 0000 1000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>
            <text:p>lb</text:p>
          </table:table-cell>
          <table:table-cell office:value-type="string">
            <text:p>1000 00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lbu</text:p>
          </table:table-cell>
          <table:table-cell office:value-type="string">
            <text:p>1001 00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lh</text:p>
          </table:table-cell>
          <table:table-cell office:value-type="string">
            <text:p>1000 01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lhu</text:p>
          </table:table-cell>
          <table:table-cell office:value-type="string">
            <text:p>1001 01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lui</text:p>
          </table:table-cell>
          <table:table-cell office:value-type="string">
            <text:p>0011 1100 000t tttt iiii iiii iiii iiii</text:p>
          </table:table-cell>
          <table:table-cell office:value-type="string">
            <text:p>No</text:p>
          </table:table-cell>
          <table:table-cell table:number-columns-repeated="3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>
            <text:p>lw</text:p>
          </table:table-cell>
          <table:table-cell office:value-type="string">
            <text:p>1000 11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mul</text:p>
          </table:table-cell>
          <table:table-cell office:value-type="string">
            <text:p>0111 00ss ssst tttt dddd d000 0000 0010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nor</text:p>
          </table:table-cell>
          <table:table-cell office:value-type="string">
            <text:p>0000 00ss ssst tttt dddd d000 0010 0111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or</text:p>
          </table:table-cell>
          <table:table-cell office:value-type="string">
            <text:p>0000 00ss ssst tttt dddd d000 0010 0101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ori</text:p>
          </table:table-cell>
          <table:table-cell office:value-type="string">
            <text:p>0011 01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b</text:p>
          </table:table-cell>
          <table:table-cell office:value-type="string">
            <text:p>1010 00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 <text:s text:c="2"/>/ <text:s/>MEM</text:p>
          </table:table-cell>
          <table:table-cell table:number-columns-repeated="1018"/>
        </table:table-row>
        <table:table-row table:style-name="ro1">
          <table:table-cell office:value-type="string">
            <text:p>sh</text:p>
          </table:table-cell>
          <table:table-cell office:value-type="string">
            <text:p>1010 01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 <text:s text:c="2"/>/ <text:s/>MEM</text:p>
          </table:table-cell>
          <table:table-cell table:number-columns-repeated="1018"/>
        </table:table-row>
        <table:table-row table:style-name="ro1">
          <table:table-cell office:value-type="string">
            <text:p>sll</text:p>
          </table:table-cell>
          <table:table-cell office:value-type="string">
            <text:p>0000 00ss ssst tttt dddd diii ii00 0000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llv</text:p>
          </table:table-cell>
          <table:table-cell office:value-type="string">
            <text:p>0000 00ss ssst tttt dddd d000 0000 0100</text:p>
          </table:table-cell>
          <table:table-cell office:value-type="string">
            <text:p>Yes</text:p>
          </table:table-cell>
          <table:table-cell office:value-type="string">
            <text:p>s_RF_op2</text:p>
          </table:table-cell>
          <table:table-cell office:value-type="string">
            <text:p>s_RegValue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lt</text:p>
          </table:table-cell>
          <table:table-cell office:value-type="string">
            <text:p>0000 00ss ssst tttt dddd d000 0010 1010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lti</text:p>
          </table:table-cell>
          <table:table-cell office:value-type="string">
            <text:p>0010 10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ltiu</text:p>
          </table:table-cell>
          <table:table-cell office:value-type="string">
            <text:p>0010 11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-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ltu</text:p>
          </table:table-cell>
          <table:table-cell office:value-type="string">
            <text:p>0000 00ss ssst tttt dddd d000 0010 1011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ra</text:p>
          </table:table-cell>
          <table:table-cell office:value-type="string">
            <text:p>0000 0000 000t tttt dddd diii ii00 0011</text:p>
          </table:table-cell>
          <table:table-cell office:value-type="string">
            <text:p>Yes</text:p>
          </table:table-cell>
          <table:table-cell office:value-type="string">
            <text:p>s_RF_op2</text:p>
          </table:table-cell>
          <table:table-cell/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rav</text:p>
          </table:table-cell>
          <table:table-cell office:value-type="string">
            <text:p>0000 00ss ssst tttt dddd d000 0000 0111</text:p>
          </table:table-cell>
          <table:table-cell office:value-type="string">
            <text:p>Yes</text:p>
          </table:table-cell>
          <table:table-cell office:value-type="string">
            <text:p>s_RF_op2</text:p>
          </table:table-cell>
          <table:table-cell office:value-type="string">
            <text:p>s_RegValue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rl</text:p>
          </table:table-cell>
          <table:table-cell office:value-type="string">
            <text:p>0000 0000 000t tttt dddd diii ii00 0010</text:p>
          </table:table-cell>
          <table:table-cell office:value-type="string">
            <text:p>Yes</text:p>
          </table:table-cell>
          <table:table-cell office:value-type="string">
            <text:p>s_RF_op2</text:p>
          </table:table-cell>
          <table:table-cell/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rlv</text:p>
          </table:table-cell>
          <table:table-cell office:value-type="string">
            <text:p>0000 00ss ssst tttt dddd d000 0000 0110</text:p>
          </table:table-cell>
          <table:table-cell office:value-type="string">
            <text:p>Yes</text:p>
          </table:table-cell>
          <table:table-cell office:value-type="string">
            <text:p>s_RF_op2</text:p>
          </table:table-cell>
          <table:table-cell office:value-type="string">
            <text:p>s_RegValue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ub</text:p>
          </table:table-cell>
          <table:table-cell office:value-type="string">
            <text:p>0000 00ss ssst tttt dddd d000 0010 0010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ubu</text:p>
          </table:table-cell>
          <table:table-cell office:value-type="string">
            <text:p>0000 00ss ssst tttt dddd d000 0010 0011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office:value-type="string">
            <text:p>sw</text:p>
          </table:table-cell>
          <table:table-cell office:value-type="string">
            <text:p>1010 11ss ssst tttt iiii iiii iiii iiii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 <text:s text:c="2"/>/ <text:s/>MEM</text:p>
          </table:table-cell>
          <table:table-cell table:number-columns-repeated="1018"/>
        </table:table-row>
        <table:table-row table:style-name="ro1">
          <table:table-cell office:value-type="string">
            <text:p>xor</text:p>
          </table:table-cell>
          <table:table-cell office:value-type="string">
            <text:p>0000 00ss ssst tttt dddd d000 0010 0110</text:p>
          </table:table-cell>
          <table:table-cell office:value-type="string">
            <text:p>Yes</text:p>
          </table:table-cell>
          <table:table-cell office:value-type="string">
            <text:p>s_RegValue</text:p>
          </table:table-cell>
          <table:table-cell office:value-type="string">
            <text:p>s_RF_op2</text:p>
          </table:table-cell>
          <table:table-cell office:value-type="string">
            <text:p>EX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xori</text:p>
          </table:table-cell>
          <table:table-cell table:style-name="ce8" office:value-type="string">
            <text:p>0011 10ss ssst tttt iiii iiii iiii iiii</text:p>
          </table:table-cell>
          <table:table-cell office:value-type="string">
            <text:p>Yes</text:p>
          </table:table-cell>
          <table:table-cell table:style-name="ce27" office:value-type="string">
            <text:p>s_RegValu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X</text:p>
          </table:table-cell>
          <table:table-cell table:number-columns-repeated="1018"/>
        </table:table-row>
      </table:table>
      <table:table table:name="Dependencies" table:style-name="ta1">
        <office:forms form:automatic-focus="false" form:apply-design-mode="false"/>
        <table:table-column table:style-name="co4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number-columns-repeated="2" table:default-cell-style-name="ce32"/>
        <table:table-column table:style-name="co21" table:default-cell-style-name="ce32"/>
        <table:table-column table:style-name="co20" table:default-cell-style-name="ce32"/>
        <table:table-column table:style-name="co22" table:default-cell-style-name="ce32"/>
        <table:table-column table:style-name="co23" table:default-cell-style-name="ce32"/>
        <table:table-column table:style-name="co20" table:number-columns-repeated="7" table:default-cell-style-name="ce32"/>
        <table:table-column table:style-name="co20" table:number-columns-repeated="1004" table:default-cell-style-name="Default"/>
        <table:table-row table:style-name="ro1">
          <table:table-cell table:style-name="ce1" office:value-type="string">
            <text:p>Stage </text:p>
            <text:p>Produced In</text:p>
          </table:table-cell>
          <table:table-cell table:style-name="ce1" office:value-type="string">
            <text:p>Stage </text:p>
            <text:p>Consumed In</text:p>
          </table:table-cell>
          <table:table-cell table:style-name="ce1" office:value-type="string">
            <text:p>Happens?</text:p>
          </table:table-cell>
          <table:table-cell table:style-name="ce1" office:value-type="string">
            <text:p>Stall?</text:p>
          </table:table-cell>
          <table:table-cell table:style-name="ce1" office:value-type="string">
            <text:p>Flush?</text:p>
          </table:table-cell>
          <table:table-cell table:style-name="ce1" office:value-type="string">
            <text:p>Forwarding Required?</text:p>
          </table:table-cell>
          <table:table-cell table:style-name="ce1" office:value-type="string">
            <text:p>What needs to </text:p>
            <text:p>be forwarded?</text:p>
          </table:table-cell>
          <table:table-cell table:style-name="ce1" office:value-type="string">
            <text:p>Exampl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Forwarding</text:p>
            <text:p>Equation</text:p>
          </table:table-cell>
          <table:table-cell table:style-name="ce1" office:value-type="string">
            <text:p>Random Notes!</text:p>
          </table:table-cell>
          <table:table-cell table:style-name="ce57" office:value-type="string">
            <text:p>Stall Equation</text:p>
          </table:table-cell>
          <table:table-cell table:style-name="ce58"/>
          <table:table-cell table:style-name="ce51"/>
          <table:table-cell table:style-name="Default"/>
          <table:table-cell table:number-columns-repeated="4"/>
          <table:table-cell office:value-type="string">
            <text:p>Hi</text:p>
          </table:table-cell>
          <table:table-cell table:number-columns-repeated="1004"/>
        </table:table-row>
        <table:table-row table:style-name="ro1">
          <table:table-cell table:style-name="ce25" office:value-type="string">
            <text:p>IF</text:p>
          </table:table-cell>
          <table:table-cell table:style-name="ce25" office:value-type="string">
            <text:p>IF</text:p>
          </table:table-cell>
          <table:table-cell table:style-name="ce34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37" office:value-type="string">
            <text:p>No</text:p>
          </table:table-cell>
          <table:table-cell table:style-name="ce41"/>
          <table:table-cell table:style-name="ce45" office:value-type="string">
            <text:p>-</text:p>
          </table:table-cell>
          <table:table-cell table:style-name="ce49"/>
          <table:table-cell table:style-name="ce44" table:number-columns-repeated="2"/>
          <table:table-cell table:style-name="ce53"/>
          <table:table-cell table:style-name="ce44"/>
          <table:table-cell table:number-columns-repeated="1011"/>
        </table:table-row>
        <table:table-row table:style-name="ro1">
          <table:table-cell table:style-name="ce26" office:value-type="string">
            <text:p>ID</text:p>
          </table:table-cell>
          <table:table-cell table:style-name="ce26" office:value-type="string">
            <text:p>IF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Software</text:p>
          </table:table-cell>
          <table:table-cell table:style-name="ce35" office:value-type="string">
            <text:p>No, Already does</text:p>
          </table:table-cell>
          <table:table-cell table:style-name="ce42" office:value-type="string">
            <text:p>New PC</text:p>
          </table:table-cell>
          <table:table-cell table:style-name="ce46" office:value-type="string">
            <text:p>j, jr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6" office:value-type="string">
            <text:p>EX</text:p>
          </table:table-cell>
          <table:table-cell table:style-name="ce26" office:value-type="string">
            <text:p>IF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6" office:value-type="string">
            <text:p>MEM</text:p>
          </table:table-cell>
          <table:table-cell table:style-name="ce26" office:value-type="string">
            <text:p>IF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6" office:value-type="string">
            <text:p>WB</text:p>
          </table:table-cell>
          <table:table-cell table:style-name="ce26" office:value-type="string">
            <text:p>IF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3">
          <table:table-cell table:style-name="ce26" office:value-type="string">
            <text:p>IF</text:p>
          </table:table-cell>
          <table:table-cell table:style-name="ce26" office:value-type="string">
            <text:p>ID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All Instructions - no special handling needed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6" office:value-type="string">
            <text:p>ID</text:p>
          </table:table-cell>
          <table:table-cell table:style-name="ce26" office:value-type="string">
            <text:p>ID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4">
          <table:table-cell table:style-name="ce26" office:value-type="string">
            <text:p>EX</text:p>
          </table:table-cell>
          <table:table-cell table:style-name="ce26" office:value-type="string">
            <text:p>ID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Software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42"/>
          <table:table-cell table:style-name="ce46" office:value-type="string">
            <text:p>Branch after an execute?</text:p>
          </table:table-cell>
          <table:table-cell table:style-name="ce50" office:value-type="string">
            <text:p>add $4, ...</text:p>
            <text:p>beq $4, .....</text:p>
          </table:table-cell>
          <table:table-cell table:style-name="ce53" office:value-type="string">
            <text:p>IF/ID.IsBranch &amp;&amp;</text:p>
            <text:p>EX/MEM.RegWrite &amp;&amp;</text:p>
            <text:p>EX/MEM.Rd != 0 &amp;&amp;</text:p>
            <text:p>(EX/MEM.Rd == IF/ID.Rs ||</text:p>
            <text:p>EX/MEM.Rd == IF/ID.Rt)</text:p>
          </table:table-cell>
          <table:table-cell/>
          <table:table-cell table:style-name="ce53"/>
          <table:table-cell table:number-columns-repeated="1012"/>
        </table:table-row>
        <table:table-row table:style-name="ro5">
          <table:table-cell table:style-name="ce26" office:value-type="string">
            <text:p>MEM</text:p>
          </table:table-cell>
          <table:table-cell table:style-name="ce26" office:value-type="string">
            <text:p>ID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42"/>
          <table:table-cell table:style-name="ce46" office:value-type="string">
            <text:p>Branch after load</text:p>
          </table:table-cell>
          <table:table-cell table:style-name="ce50" office:value-type="string">
            <text:p>lw $4, ...</text:p>
            <text:p>beq $4, ...</text:p>
          </table:table-cell>
          <table:table-cell table:style-name="ce53" office:value-type="string">
            <text:p>IF/ID.IsBranch &amp;&amp;</text:p>
            <text:p>MEM/WB.MemRead</text:p>
            <text:p>MEM/WB.RegWrite &amp;&amp;</text:p>
            <text:p>MEM/WB.Rd != 0 &amp;&amp;</text:p>
            <text:p>(MEM/WB.Rd == IF/ID.Rs ||</text:p>
            <text:p>MEM/WB.Rd == IF/ID.Rt)</text:p>
          </table:table-cell>
          <table:table-cell/>
          <table:table-cell table:style-name="ce53" office:value-type="string">
            <text:p>IF/ID.IsBranch &amp;&amp;</text:p>
            <text:p>MEM/WB.MemRead &amp;&amp;</text:p>
            <text:p>MEM/WB.RegWrite &amp;&amp;</text:p>
            <text:p>MEM/WB.Rd != 0 &amp;&amp;</text:p>
            <text:p>(MEM/WB.Rd == IF/ID.Rs ||</text:p>
            <text:p>MEM/WB.Rd == IF/ID.Rt)</text:p>
          </table:table-cell>
          <table:table-cell office:value-type="string">
            <text:p>Equations same</text:p>
          </table:table-cell>
          <table:table-cell table:number-columns-repeated="1011"/>
        </table:table-row>
        <table:table-row table:style-name="ro1">
          <table:table-cell table:style-name="ce26" office:value-type="string">
            <text:p>WB</text:p>
          </table:table-cell>
          <table:table-cell table:style-name="ce26" office:value-type="string">
            <text:p>ID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/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6" office:value-type="string">
            <text:p>IF</text:p>
          </table:table-cell>
          <table:table-cell table:style-name="ce26" office:value-type="string">
            <text:p>EX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3">
          <table:table-cell table:style-name="ce26" office:value-type="string">
            <text:p>ID</text:p>
          </table:table-cell>
          <table:table-cell table:style-name="ce26" office:value-type="string">
            <text:p>EX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All Instructions - no special handling needed</text:p>
          </table:table-cell>
          <table:table-cell table:style-name="ce50"/>
          <table:table-cell table:style-name="Default"/>
          <table:table-cell/>
          <table:table-cell table:style-name="ce53"/>
          <table:table-cell table:number-columns-repeated="1012"/>
        </table:table-row>
        <table:table-row table:style-name="ro6">
          <table:table-cell table:style-name="ce26" office:value-type="string">
            <text:p>EX</text:p>
          </table:table-cell>
          <table:table-cell table:style-name="ce26" office:value-type="string">
            <text:p>EX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42"/>
          <table:table-cell table:style-name="ce46" office:value-type="string">
            <text:p>All arithmetic instructions</text:p>
          </table:table-cell>
          <table:table-cell table:style-name="ce50" office:value-type="string">
            <text:p>add $4, ...</text:p>
            <text:p>add $10, $4, ...</text:p>
          </table:table-cell>
          <table:table-cell table:style-name="ce53" office:value-type="string">
            <text:p>EX/MEM.RegWrite &amp;&amp; </text:p>
            <text:p>EX/MEM.Rd != 0 &amp;&amp;</text:p>
            <text:p>(EX/MEM.Rd == ID/EX.Rs ||</text:p>
            <text:p>EX/MEM.Rd == ID/EX.Rt)</text:p>
          </table:table-cell>
          <table:table-cell/>
          <table:table-cell table:style-name="ce53"/>
          <table:table-cell table:number-columns-repeated="1012"/>
        </table:table-row>
        <table:table-row table:style-name="ro7">
          <table:table-cell table:style-name="ce26" office:value-type="string">
            <text:p>MEM</text:p>
          </table:table-cell>
          <table:table-cell table:style-name="ce26" office:value-type="string">
            <text:p>EX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42" office:value-type="string">
            <text:p>DMEM Output --&gt; iA or iB of the ALU</text:p>
          </table:table-cell>
          <table:table-cell table:style-name="ce46" office:value-type="string">
            <text:p>lw followed by arithmetic instruction</text:p>
          </table:table-cell>
          <table:table-cell table:style-name="ce50" office:value-type="string">
            <text:p>lw $4, ...</text:p>
            <text:p>add $10, $4, ...</text:p>
          </table:table-cell>
          <table:table-cell table:style-name="ce53" office:value-type="string">
            <text:p>MEM/WB.RegWrite &amp;&amp; </text:p>
            <text:p>MEM/WB.Rd != 0 &amp;&amp;</text:p>
            <text:p/>
            <text:p>not(EX/MEM.RegWrite &amp;&amp; </text:p>
            <text:p>EX/MEM.Rd != 0 &amp;&amp;</text:p>
            <text:p>(EX/MEM.Rd == ID/EX.Rs ||</text:p>
            <text:p>EX/MEM.Rd == ID/EX.Rt)) &amp;&amp;</text:p>
            <text:p/>
            <text:p>(MEM/WB.Rd == ID/EX.Rs ||</text:p>
            <text:p>MEM/WB.Rd == ID/EX.Rt)</text:p>
          </table:table-cell>
          <table:table-cell office:value-type="string">
            <text:p>/*not(EX/MEM.RegWrite &amp;&amp; </text:p>
            <text:p>EX/MEM.Rd != 0 &amp;&amp;</text:p>
            <text:p>(EX/MEM.Rd == IF/ID.Rs ||</text:p>
            <text:p>EX/MEM.Rd == IF/ID.Rt)) &amp;&amp;*/</text:p>
          </table:table-cell>
          <table:table-cell table:style-name="ce53" office:value-type="string">
            <text:p>MEM/WB.RegWrite &amp;&amp; </text:p>
            <text:p>MEM/WB.Rd != 0 &amp;&amp;</text:p>
            <text:p>not(EX/MEM.RegWrite &amp;&amp; </text:p>
            <text:p>EX/MEM.Rd != 0 &amp;&amp;</text:p>
            <text:p>(EX/MEM.Rd == ID/EX.Rs ||</text:p>
            <text:p>EX/MEM.Rd == ID/EX.Rt)) &amp;&amp;</text:p>
            <text:p>(MEM/WB.Rd == ID/EX.Rs ||</text:p>
            <text:p>MEM/WB.Rd == ID/EX.Rt)</text:p>
          </table:table-cell>
          <table:table-cell office:value-type="string">
            <text:p>Equations Same</text:p>
          </table:table-cell>
          <table:table-cell table:number-columns-repeated="1011"/>
        </table:table-row>
        <table:table-row table:style-name="ro1">
          <table:table-cell table:style-name="ce26" office:value-type="string">
            <text:p>WB</text:p>
          </table:table-cell>
          <table:table-cell table:style-name="ce26" office:value-type="string">
            <text:p>EX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1"/>
          <table:table-cell table:style-name="ce53"/>
          <table:table-cell/>
          <table:table-cell table:style-name="ce53"/>
          <table:table-cell table:number-columns-repeated="1012"/>
        </table:table-row>
        <table:table-row table:style-name="ro1">
          <table:table-cell table:style-name="ce26" office:value-type="string">
            <text:p>IF</text:p>
          </table:table-cell>
          <table:table-cell table:style-name="ce26" office:value-type="string">
            <text:p>MEM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1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6" office:value-type="string">
            <text:p>ID</text:p>
          </table:table-cell>
          <table:table-cell table:style-name="ce26" office:value-type="string">
            <text:p>MEM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1"/>
          <table:table-cell table:number-columns-repeated="2"/>
          <table:table-cell table:style-name="ce53"/>
          <table:table-cell table:number-columns-repeated="1012"/>
        </table:table-row>
        <table:table-row table:style-name="ro3">
          <table:table-cell table:style-name="ce26" office:value-type="string">
            <text:p>EX</text:p>
          </table:table-cell>
          <table:table-cell table:style-name="ce26" office:value-type="string">
            <text:p>MEM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All Instructions - no special handling needed</text:p>
          </table:table-cell>
          <table:table-cell table:style-name="ce51"/>
          <table:table-cell table:number-columns-repeated="2"/>
          <table:table-cell table:style-name="ce53"/>
          <table:table-cell table:number-columns-repeated="1012"/>
        </table:table-row>
        <table:table-row table:style-name="ro6">
          <table:table-cell table:style-name="ce26" office:value-type="string">
            <text:p>MEM</text:p>
          </table:table-cell>
          <table:table-cell table:style-name="ce26" office:value-type="string">
            <text:p>MEM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Yes</text:p>
          </table:table-cell>
          <table:table-cell table:style-name="ce42" office:value-type="string">
            <text:p>DMEM Output to DMEM Input</text:p>
          </table:table-cell>
          <table:table-cell table:style-name="ce46" office:value-type="string">
            <text:p>load followed by store</text:p>
          </table:table-cell>
          <table:table-cell table:style-name="ce51" office:value-type="string">
            <text:p>lw $4, ...</text:p>
            <text:p>sw $4, ...</text:p>
          </table:table-cell>
          <table:table-cell table:style-name="ce53" office:value-type="string">
            <text:p>MEM/WB.MemRead &amp;&amp; MEM/WB.Rd !=0 &amp;&amp; MEM/WB.Rd == (EX/MEM.Rs || EX/MEM.Rt)</text:p>
          </table:table-cell>
          <table:table-cell office:value-type="string">
            <text:p>Stall + MEM-&gt;EX should handle this forward</text:p>
          </table:table-cell>
          <table:table-cell table:style-name="Default"/>
          <table:table-cell office:value-type="string">
            <text:p>Stall after load.</text:p>
          </table:table-cell>
          <table:table-cell table:number-columns-repeated="1011"/>
        </table:table-row>
        <table:table-row table:style-name="ro8">
          <table:table-cell table:style-name="ce26" office:value-type="string">
            <text:p>WB</text:p>
          </table:table-cell>
          <table:table-cell table:style-name="ce26" office:value-type="string">
            <text:p>MEM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 (We don't think this will be an issue)</text:p>
          </table:table-cell>
          <table:table-cell table:style-name="ce42"/>
          <table:table-cell table:style-name="ce46" office:value-type="string">
            <text:p>Any instruction that writes back followed by an irrelevant instruction followed by a store instruction</text:p>
          </table:table-cell>
          <table:table-cell table:style-name="ce50" office:value-type="string">
            <text:p>add $4, ...</text:p>
            <text:p>sub $5, $9, $10</text:p>
            <text:p>sw $4, ...</text:p>
            <text:p>(The $4 needs to be forwarded)</text:p>
          </table:table-cell>
          <table:table-cell table:style-name="Default"/>
          <table:table-cell office:value-type="string">
            <text:p>Forward should be handled.</text:p>
            <text:p/>
            <text:p>Also, separate stall equations like normal</text:p>
          </table:table-cell>
          <table:table-cell table:style-name="ce53"/>
          <table:table-cell office:value-type="string">
            <text:p>Q: Would this be handled by the MEM--&gt;EX forwarding?</text:p>
            <text:p/>
            <text:p>I think it depends on how we implement it. If we add another 2:1 mux that chooses between the value of RData2 (from the ID/EX pipeline register) and the forwarded value, it should work</text:p>
          </table:table-cell>
          <table:table-cell table:number-columns-repeated="1011"/>
        </table:table-row>
        <table:table-row table:style-name="ro1">
          <table:table-cell table:style-name="ce26" office:value-type="string">
            <text:p>IF</text:p>
          </table:table-cell>
          <table:table-cell table:style-name="ce26" office:value-type="string">
            <text:p>WB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6" office:value-type="string">
            <text:p>ID</text:p>
          </table:table-cell>
          <table:table-cell table:style-name="ce26" office:value-type="string">
            <text:p>WB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6" office:value-type="string">
            <text:p>EX</text:p>
          </table:table-cell>
          <table:table-cell table:style-name="ce26" office:value-type="string">
            <text:p>WB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-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3">
          <table:table-cell table:style-name="ce26" office:value-type="string">
            <text:p>MEM</text:p>
          </table:table-cell>
          <table:table-cell table:style-name="ce26" office:value-type="string">
            <text:p>WB</text:p>
          </table:table-cell>
          <table:table-cell table:style-name="ce35" office:value-type="string">
            <text:p>Yes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35" office:value-type="string">
            <text:p>No</text:p>
          </table:table-cell>
          <table:table-cell table:style-name="ce42"/>
          <table:table-cell table:style-name="ce46" office:value-type="string">
            <text:p>All Instructions - no special handling needed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7" office:value-type="string">
            <text:p>WB</text:p>
          </table:table-cell>
          <table:table-cell table:style-name="ce27" office:value-type="string">
            <text:p>WB</text:p>
          </table:table-cell>
          <table:table-cell table:style-name="ce36" office:value-type="string">
            <text:p>No</text:p>
          </table:table-cell>
          <table:table-cell table:style-name="ce36" office:value-type="string">
            <text:p>No</text:p>
          </table:table-cell>
          <table:table-cell table:style-name="ce36" office:value-type="string">
            <text:p>No</text:p>
          </table:table-cell>
          <table:table-cell table:style-name="ce36" office:value-type="string">
            <text:p>No</text:p>
          </table:table-cell>
          <table:table-cell table:style-name="ce43"/>
          <table:table-cell table:style-name="ce47" office:value-type="string">
            <text:p>-</text:p>
          </table:table-cell>
          <table:table-cell table:style-name="ce50"/>
          <table:table-cell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8"/>
          <table:table-cell table:style-name="ce33" table:number-columns-repeated="2"/>
          <table:table-cell table:style-name="ce38"/>
          <table:table-cell table:style-name="ce33"/>
          <table:table-cell table:style-name="ce40"/>
          <table:table-cell table:style-name="ce44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9"/>
          <table:table-cell table:style-name="ce31"/>
          <table:table-cell table:style-name="Default"/>
          <table:table-cell table:number-columns-repeated="1018"/>
        </table:table-row>
        <table:table-row table:style-name="ro1">
          <table:table-cell table:style-name="ce29" office:value-type="string">
            <text:p>add $1, .., ..</text:p>
          </table:table-cell>
          <table:table-cell table:style-name="ce31" table:number-columns-repeated="2"/>
          <table:table-cell table:style-name="ce39"/>
          <table:table-cell table:style-name="ce31"/>
          <table:table-cell table:style-name="Default"/>
          <table:table-cell/>
          <table:table-cell table:style-name="ce48"/>
          <table:table-cell table:number-columns-repeated="1016"/>
        </table:table-row>
        <table:table-row table:style-name="ro9">
          <table:table-cell table:style-name="ce29" office:value-type="string">
            <text:p>sub $4, $1, $5</text:p>
          </table:table-cell>
          <table:table-cell table:style-name="ce31" office:value-type="string">
            <text:p>EX --&gt; EX, $1</text:p>
          </table:table-cell>
          <table:table-cell table:style-name="ce31"/>
          <table:table-cell table:style-name="ce39"/>
          <table:table-cell table:style-name="ce31"/>
          <table:table-cell table:style-name="Default"/>
          <table:table-cell table:number-columns-repeated="3"/>
          <table:table-cell table:style-name="ce54" office:value-type="string">
            <text:p>MICHAEL! Does MEM-&gt;ID require 2 stalls? Or does WB take care of that with the one stall? Do we need to forward still?</text:p>
          </table:table-cell>
          <table:table-cell table:style-name="ce56" office:value-type="string">
            <text:p>In theory, need 1 stall and should be able to forward in the same cycle</text:p>
          </table:table-cell>
          <table:table-cell table:style-name="ce56" office:value-type="string">
            <text:p>Check this first if stuff is going wrong though. but memory should be asynchronous</text:p>
          </table:table-cell>
          <table:table-cell table:number-columns-repeated="1012"/>
        </table:table-row>
        <table:table-row table:style-name="ro10">
          <table:table-cell table:style-name="ce29" office:value-type="string">
            <text:p>and $6, $1, $7</text:p>
          </table:table-cell>
          <table:table-cell table:style-name="ce31" office:value-type="string">
            <text:p>EX --&gt; EX, $1</text:p>
          </table:table-cell>
          <table:table-cell table:style-name="ce31"/>
          <table:table-cell table:style-name="ce39"/>
          <table:table-cell table:style-name="ce31"/>
          <table:table-cell table:style-name="Default"/>
          <table:table-cell table:number-columns-repeated="2"/>
          <table:table-cell table:style-name="ce52"/>
          <table:table-cell table:style-name="ce55" office:value-type="string">
            <text:p>nop after every branch (MARS thing or a simple script)</text:p>
          </table:table-cell>
          <table:table-cell table:style-name="ce50"/>
          <table:table-cell table:number-columns-repeated="1013"/>
        </table:table-row>
        <table:table-row table:style-name="ro1">
          <table:table-cell table:style-name="ce29" office:value-type="string">
            <text:p>or $8, $1, $9</text:p>
          </table:table-cell>
          <table:table-cell table:style-name="ce31" table:number-columns-repeated="2"/>
          <table:table-cell table:style-name="ce39"/>
          <table:table-cell table:style-name="ce31"/>
          <table:table-cell table:style-name="Default"/>
          <table:table-cell table:number-columns-repeated="3"/>
          <table:table-cell table:style-name="ce44"/>
          <table:table-cell table:number-columns-repeated="1014"/>
        </table:table-row>
        <table:table-row table:style-name="ro1">
          <table:table-cell table:style-name="ce29" office:value-type="string">
            <text:p>xor $4, $1, $5</text:p>
          </table:table-cell>
          <table:table-cell table:style-name="ce31" table:number-columns-repeated="2"/>
          <table:table-cell table:style-name="ce39"/>
          <table:table-cell table:style-name="ce31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31" table:number-columns-repeated="2"/>
          <table:table-cell table:style-name="ce39"/>
          <table:table-cell table:style-name="ce31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0"/>
          <table:table-cell table:style-name="ce31" table:number-columns-repeated="2"/>
          <table:table-cell table:style-name="ce39"/>
          <table:table-cell table:style-name="ce31"/>
          <table:table-cell table:number-columns-repeated="1019"/>
        </table:table-row>
        <table:table-row table:style-name="ro1" table:number-rows-repeated="2">
          <table:table-cell table:style-name="ce30"/>
          <table:table-cell table:style-name="ce31" table:number-columns-repeated="2"/>
          <table:table-cell table:style-name="ce39"/>
          <table:table-cell table:number-columns-repeated="1020"/>
        </table:table-row>
        <table:table-row table:style-name="ro1">
          <table:table-cell table:style-name="ce30"/>
          <table:table-cell table:style-name="ce31" table:number-columns-repeated="2"/>
          <table:table-cell table:style-name="ce39"/>
          <table:table-cell table:number-columns-repeated="8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30"/>
          <table:table-cell table:style-name="ce31" table:number-columns-repeated="2"/>
          <table:table-cell table:style-name="ce39"/>
          <table:table-cell table:number-columns-repeated="1020"/>
        </table:table-row>
        <table:table-row table:style-name="ro1" table:number-rows-repeated="6">
          <table:table-cell table:style-name="ce30"/>
          <table:table-cell table:style-name="ce31" table:number-columns-repeated="3"/>
          <table:table-cell table:number-columns-repeated="1020"/>
        </table:table-row>
        <table:table-row table:style-name="ro1" table:number-rows-repeated="9">
          <table:table-cell table:style-name="ce31" table:number-columns-repeated="4"/>
          <table:table-cell table:number-columns-repeated="1020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 office:value-type="string">
            <text:p>Hi</text:p>
          </table:table-cell>
          <table:table-cell table:number-columns-repeated="18"/>
          <table:table-cell office:value-type="string">
            <text:p>Hi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  <style:style style:name="cf-0" style:family="table-cell" style:parent-style-name="Default">
      <style:table-cell-properties fo:background-color="#aecf00"/>
    </style:style>
    <style:style style:name="cf-1" style:family="table-cell" style:parent-style-name="Default">
      <style:table-cell-properties fo:background-color="#aecf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f-2" style:family="table-cell" style:parent-style-name="Default">
      <style:table-cell-properties fo:background-color="#c5000b"/>
    </style:style>
    <style:style style:name="cf-3" style:family="table-cell" style:parent-style-name="Default">
      <style:table-cell-properties fo:background-color="#c5000b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f-4" style:family="table-cell" style:parent-style-name="Default">
      <style:table-cell-properties fo:background-color="#cccccc"/>
    </style:style>
    <style:style style:name="cf-5" style:family="table-cell" style:parent-style-name="Default">
      <style:table-cell-properties fo:background-color="#cccccc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12/07/2011</text:date>, <text:time>13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1969-12-31T16:00:00</meta:creation-date>
    <dc:date>1969-12-31T16:00:00</dc:date>
    <meta:print-date>1969-12-31T16:00:00</meta:print-date>
    <meta:document-statistic meta:table-count="4" meta:cell-count="1555" meta:object-count="0"/>
    <meta:generator>OpenOffice.org/3.1$Unix OpenOffice.org_project/310m19$Build-9420</meta:generator>
  </office:meta>
</office:document-meta>
</file>